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8941in" svg:y="0in">
            <draw:object draw:notify-on-update-of-ranges="Sheet1.B1:Sheet1.B11 Sheet1.C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495028" calcext:value-type="float">
            <text:p>0.495028</text:p>
          </table:table-cell>
          <table:table-cell table:formula="of:=[.A1]*1000" office:value-type="float" office:value="495.028" calcext:value-type="float">
            <text:p>495.028</text:p>
          </table:table-cell>
          <table:table-cell office:value-type="float" office:value="0.5" calcext:value-type="float">
            <text:p>0.5</text:p>
          </table:table-cell>
          <table:table-cell table:formula="of:=1-[.C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04625" calcext:value-type="float">
            <text:p>0.504625</text:p>
          </table:table-cell>
          <table:table-cell table:formula="of:=[.A2]*1000" office:value-type="float" office:value="504.625" calcext:value-type="float">
            <text:p>504.625</text:p>
          </table:table-cell>
          <table:table-cell office:value-type="float" office:value="0.5" calcext:value-type="float">
            <text:p>0.5</text:p>
          </table:table-cell>
          <table:table-cell table:formula="of:=1-[.C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90823" calcext:value-type="float">
            <text:p>0.490823</text:p>
          </table:table-cell>
          <table:table-cell table:formula="of:=[.A3]*1000" office:value-type="float" office:value="490.823" calcext:value-type="float">
            <text:p>490.823</text:p>
          </table:table-cell>
          <table:table-cell office:value-type="float" office:value="0.499" calcext:value-type="float">
            <text:p>0.499</text:p>
          </table:table-cell>
          <table:table-cell table:formula="of:=1-[.C3]"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0.401431" calcext:value-type="float">
            <text:p>0.401431</text:p>
          </table:table-cell>
          <table:table-cell table:formula="of:=[.A4]*1000" office:value-type="float" office:value="401.431" calcext:value-type="float">
            <text:p>401.431</text:p>
          </table:table-cell>
          <table:table-cell office:value-type="float" office:value="0.448" calcext:value-type="float">
            <text:p>0.448</text:p>
          </table:table-cell>
          <table:table-cell table:formula="of:=1-[.C4]"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0.335629" calcext:value-type="float">
            <text:p>0.335629</text:p>
          </table:table-cell>
          <table:table-cell table:formula="of:=[.A5]*1000" office:value-type="float" office:value="335.629" calcext:value-type="float">
            <text:p>335.629</text:p>
          </table:table-cell>
          <table:table-cell office:value-type="float" office:value="0.442" calcext:value-type="float">
            <text:p>0.442</text:p>
          </table:table-cell>
          <table:table-cell table:formula="of:=1-[.C5]"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0.330615" calcext:value-type="float">
            <text:p>0.330615</text:p>
          </table:table-cell>
          <table:table-cell table:formula="of:=[.A6]*1000" office:value-type="float" office:value="330.615" calcext:value-type="float">
            <text:p>330.615</text:p>
          </table:table-cell>
          <table:table-cell office:value-type="float" office:value="0.471" calcext:value-type="float">
            <text:p>0.471</text:p>
          </table:table-cell>
          <table:table-cell table:formula="of:=1-[.C6]"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0.348944" calcext:value-type="float">
            <text:p>0.348944</text:p>
          </table:table-cell>
          <table:table-cell table:formula="of:=[.A7]*1000" office:value-type="float" office:value="348.944" calcext:value-type="float">
            <text:p>348.944</text:p>
          </table:table-cell>
          <table:table-cell office:value-type="float" office:value="0.391" calcext:value-type="float">
            <text:p>0.391</text:p>
          </table:table-cell>
          <table:table-cell table:formula="of:=1-[.C7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.350596" calcext:value-type="float">
            <text:p>0.350596</text:p>
          </table:table-cell>
          <table:table-cell table:formula="of:=[.A8]*1000" office:value-type="float" office:value="350.596" calcext:value-type="float">
            <text:p>350.596</text:p>
          </table:table-cell>
          <table:table-cell office:value-type="float" office:value="0.356" calcext:value-type="float">
            <text:p>0.356</text:p>
          </table:table-cell>
          <table:table-cell table:formula="of:=1-[.C8]"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0.340663" calcext:value-type="float">
            <text:p>0.340663</text:p>
          </table:table-cell>
          <table:table-cell table:formula="of:=[.A9]*1000" office:value-type="float" office:value="340.663" calcext:value-type="float">
            <text:p>340.663</text:p>
          </table:table-cell>
          <table:table-cell office:value-type="float" office:value="0.498" calcext:value-type="float">
            <text:p>0.498</text:p>
          </table:table-cell>
          <table:table-cell table:formula="of:=1-[.C9]"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0.461387" calcext:value-type="float">
            <text:p>0.461387</text:p>
          </table:table-cell>
          <table:table-cell table:formula="of:=[.A10]*1000" office:value-type="float" office:value="461.387" calcext:value-type="float">
            <text:p>461.387</text:p>
          </table:table-cell>
          <table:table-cell office:value-type="float" office:value="0.5" calcext:value-type="float">
            <text:p>0.5</text:p>
          </table:table-cell>
          <table:table-cell table:formula="of:=1-[.C10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71172" calcext:value-type="float">
            <text:p>0.471172</text:p>
          </table:table-cell>
          <table:table-cell table:formula="of:=[.A11]*1000" office:value-type="float" office:value="471.172" calcext:value-type="float">
            <text:p>471.172</text:p>
          </table:table-cell>
          <table:table-cell office:value-type="float" office:value="0.454" calcext:value-type="float">
            <text:p>0.454</text:p>
          </table:table-cell>
          <table:table-cell table:formula="of:=1-[.C11]" office:value-type="float" office:value="0.546" calcext:value-type="float">
            <text:p>0.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454cm" style:legend-expansion="high" chart:style-name="ch2"/>
        <chart:plot-area chart:style-name="ch3" table:cell-range-address="Sheet1.B1:Sheet1.C11" svg:x="0.32cm" svg:y="0.18cm" svg:width="11.264cm" svg:height="8.64cm">
          <chartooo:coordinate-region svg:x="1.312cm" svg:y="0.38cm" svg:width="9.54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:Sheet1.B11" chart:class="chart:line">
            <chart:regression-curve chart:style-name="ch9"/>
            <chart:data-point chart:repeated="11"/>
          </chart:series>
          <chart:series chart:attached-axis="secondary-y" chart:style-name="ch10" chart:values-cell-range-address="Sheet1.C1:Sheet1.C11" chart:class="chart:line"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5.028">
                <text:p>495.028</text:p>
                <draw:g>
                  <svg:desc>Sheet1.B1:Sheet1.B11</svg:desc>
                </draw:g>
              </table:table-cell>
              <table:table-cell office:value-type="float" office:value="0.5">
                <text:p>0.5</text:p>
                <draw:g>
                  <svg:desc>Sheet1.C1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625">
                <text:p>504.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.823">
                <text:p>490.823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.431">
                <text:p>401.43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.629">
                <text:p>335.629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.615">
                <text:p>330.61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.944">
                <text:p>348.94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.596">
                <text:p>350.59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663">
                <text:p>340.66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1.387">
                <text:p>461.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.172">
                <text:p>471.172</text:p>
              </table:table-cell>
              <table:table-cell office:value-type="float" office:value="0.454">
                <text:p>0.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